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hunter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health_phys_dmg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20:50:05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2-02T20:53:23.220000000</dc:date>
    <meta:editing-cycles>193</meta:editing-cycles>
    <meta:editing-duration>PT11H8M9S</meta:editing-duration>
    <meta:document-statistic meta:table-count="1" meta:cell-count="2250" meta:object-count="0"/>
  </office:meta>
</office:document-meta>
</file>